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2F0000018E665E4BFB91992E9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pperplate Gothic Bold" fo:font-size="20pt" officeooo:rsid="00258cb2" officeooo:paragraph-rsid="00258cb2" style:font-size-asian="20pt" style:font-size-complex="20pt"/>
    </style:style>
    <style:style style:name="T1" style:family="text">
      <style:text-properties officeooo:rsid="001f5da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-0.499cm" svg:y="-0.499cm" svg:width="14.799cm" svg:height="10.5cm" draw:z-index="0"><draw:image xlink:href="Pictures/100002010000022F0000018E665E4BFB91992E97.png" xlink:type="simple" xlink:show="embed" xlink:actuate="onLoad" loext:mime-type="image/png"/></draw:frame>B</text:p>
      <text:p text:style-name="P2">MARINE</text:p>
      <text:p text:style-name="P2">O</text:p>
      <text:p text:style-name="P2">A</text:p>
      <text:p text:style-name="P2">D</text:p>
      <text:p text:style-name="P2"><text:s text:c="14"/>ECOUTEUR</text:p>
      <text:p text:style-name="P2">A</text:p>
      <text:p text:style-name="P2"><text:s text:c="13"/>S <text:s text:c="9"/>A</text:p>
      <text:p text:style-name="P2"><text:s text:c="15"/>UTILITAIRE</text:p>
      <text:p text:style-name="P2"><text:s text:c="9"/><text:tab/><text:tab/> <text:s text:c="4"/>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officeooo:rsid="001f5da2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1 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 <text:tab/><text:file-name text:display="name">Page_garde_SWL_AMR</text:file-name><text:tab/><text:date style:data-style-name="N37" text:date-value="2022-07-03T09:19:36.069000014">03/07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3T09:19:35.969000000</dc:date>
    <meta:editing-duration>PT1H59M46S</meta:editing-duration>
    <meta:editing-cycles>13</meta:editing-cycles>
    <meta:generator>LibreOffice/6.4.0.3$Windows_X86_64 LibreOffice_project/b0a288ab3d2d4774cb44b62f04d5d28733ac6df8</meta:generator>
    <meta:document-statistic meta:table-count="0" meta:image-count="1" meta:object-count="0" meta:page-count="1" meta:paragraph-count="11" meta:word-count="17" meta:character-count="146" meta:non-whitespace-character-count="72"/>
  </office:meta>
</office:document-meta>
</file>